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list-style-name="L1">
      <style:text-properties style:font-name="Liberation Serif"/>
    </style:style>
    <style:style style:name="P3" style:family="paragraph" style:parent-style-name="Standard" style:list-style-name="L2">
      <style:text-properties style:font-name="Liberation Serif"/>
    </style:style>
    <style:style style:name="P4" style:family="paragraph" style:parent-style-name="Standard" style:list-style-name="L2">
      <style:text-properties style:font-name="Liberation Serif" officeooo:paragraph-rsid="00097c31"/>
    </style:style>
    <style:style style:name="P5" style:family="paragraph" style:parent-style-name="Standard" style:list-style-name="L3">
      <style:text-properties style:font-name="Liberation Serif"/>
    </style:style>
    <style:style style:name="P6" style:family="paragraph" style:parent-style-name="Standard">
      <style:text-properties style:font-name="Liberation Serif" officeooo:paragraph-rsid="0009c819"/>
    </style:style>
    <style:style style:name="P7" style:family="paragraph" style:parent-style-name="Standard">
      <style:text-properties style:font-name="Liberation Serif" officeooo:paragraph-rsid="000a7362"/>
    </style:style>
    <style:style style:name="T1" style:family="text">
      <style:text-properties style:font-name="Liberation Serif1"/>
    </style:style>
    <style:style style:name="T2" style:family="text">
      <style:text-properties style:font-name="Liberation Serif1" officeooo:rsid="000a7362"/>
    </style:style>
    <style:style style:name="T3" style:family="text">
      <style:text-properties style:font-name="Liberation Serif"/>
    </style:style>
    <style:style style:name="T4" style:family="text">
      <style:text-properties style:font-name="Liberation Serif" officeooo:rsid="00097c31"/>
    </style:style>
    <style:style style:name="T5" style:family="text">
      <style:text-properties officeooo:rsid="00097c31"/>
    </style:style>
    <style:style style:name="T6" style:family="text">
      <style:text-properties officeooo:rsid="0009c819"/>
    </style:style>
    <style:style style:name="T7" style:family="text">
      <style:text-properties officeooo:rsid="000a73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ernant <text:span text:style-name="T1">μ</text:span><text:span text:style-name="T3">OC, un nouvel élément fait son apparition, la notion de classe. La question est donc de savoir comment organiser les informations sur les classes de façon à avoir accès plus ou moins facilement au différentes informations nécessaires à la gestion du typage et à la génération de code. Pour se faire, nous avons décidé (comme pour les fonctions), de créer une table de symboles (TDS) qui contient les noms de classes déclarées associées à leurs données (INFOCLASSE).</text:span></text:p>
      <text:p text:style-name="P1"/>
      <text:p text:style-name="P1">Une « INFOCLASSE » implémente l'interface INFO et contient les informations nécessaire au traitement des classes. Nous avons donc :</text:p>
      <text:list xml:id="list4493010763522623676" text:style-name="L1">
        <text:list-item>
          <text:list>
            <text:list-item>
              <text:p text:style-name="P2">Le type de la classe (DTYPE type) dont le type réel est « CLASSE », on trouvera plus de détails sur le type « CLASSE » dans la partie consacrée à la gestion des types.</text:p>
            </text:list-item>
            <text:list-item>
              <text:p text:style-name="P2">Une TDS (TDS methodes) <text:s/>listant les méthodes définies à l'intérieur du code de la classe, cette TDS admet pour parente, la table de symbole de la classe dont on hérite si celle-ci existe.</text:p>
            </text:list-item>
            <text:list-item>
              <text:p text:style-name="P2">Une chaîne de caractères (String tv) qui fera parti du code final , elle liste les étiquettes méthodes appelables sur notre classe, à savoir les méthodes définies dans le code de la classe et celles définies dans les classes dont on hérite.</text:p>
            </text:list-item>
          </text:list>
        </text:list-item>
      </text:list>
      <text:p text:style-name="P1">Hormis les constructeurs, Getters et Setters, il y a <text:span text:style-name="T5">trois</text:span> méthodes <text:s/>particulières qui s'appliquent sur une INFOCLASSE :</text:p>
      <text:list xml:id="list4618715842072158060" text:style-name="L2">
        <text:list-item>
          <text:list>
            <text:list-item>
              <text:p text:style-name="P4"><text:span text:style-name="T5">La deuxième s'appelle « tdsMethodes », elle ne prend rien en argument et retourne une TDS. Cette TDS contient la liste des méthodes applicables à notre classe sous la forme d'une association entre le nom de la méthode et les informations associées qui seront détaillées plus loin. Pour cela, il faut récupérer les TDS contenant les méthodes de chacune des classes dont on hérite avant de les « merger » en une seule grâce à la méthode « putAll ». Il faut bien faire attention de partir de l'ascendant le plus haut pour remplacer les méthodes par leur redéfinition.</text:span></text:p>
            </text:list-item>
            <text:list-item>
              <text:p text:style-name="P4"><text:span text:style-name="T5">La deuxième s'appelle « listeMethodes », elle ne prend rien en argument et retourne une liste d'etiquettes (ArrayList&lt;String&gt;), les etiquettes sont celles des methodes et se présentent sous la forme « '_' + nom_classe + '_' + nom_methode » . On récupère juste la TDS des méthodes fournie par « tdsMethodes » et on range leurs etiquettes par ordre croissant de numéro.</text:span></text:p>
            </text:list-item>
            <text:list-item>
              <text:p text:style-name="P3">La <text:span text:style-name="T5">trois</text:span>ième s'appelle « inserer » elle prend en entrée un nom de méthode (String nom) et les informations associées (INFOMETHODE methode), elle permet d'insérer une méthode dans la liste des méthodes en lui allouant le bon numéro. Si c'est une redéfinition, elle aura le même numéro que son alter ego, sinon elle en aura un nouveau.</text:p>
            </text:list-item>
          </text:list>
        </text:list-item>
      </text:list>
      <text:p text:style-name="P1"/>
      <text:p text:style-name="P1">Avant de voir comment est gérée la TDS des classes dans le code egg, il convient de parler des « INFOMETHODES ». En effet, le traitement des méthodes définies dans une classe nécessite plus d'informations que celui des fonctions définies en dehors d'une classe. On a donc trouvé utile de définir la classe INFOMETHODE qui hérite de la classe INFOFONCTION. Lui ont été alloués trois nouveaux attributs :</text:p>
      <text:list xml:id="list8685101068601814262" text:style-name="L3">
        <text:list-item>
          <text:list>
            <text:list-item>
              <text:p text:style-name="P5">Un booléen (boolean isclassmethod) qui permet de savoir si c'est une méthode de classe, dans ce cas sa valeur est « true », ou une méthode d'instance, elle prendra donc la valeur « false ».</text:p>
            </text:list-item>
            <text:list-item>
              <text:p text:style-name="P5">Un numéro (Integer numero) celui-ci est un moyen d'identifier la méthode à appeler et se trouve être particulièrement utile pour le mécanisme de liaison tardive. </text:p>
            </text:list-item>
            <text:list-item>
              <text:p text:style-name="P5"><text:s/>Une chaîne de caractères (String classe) désignant la classe dans laquelle cette méthode a été définie, elle est utile pour l'étiquette qu'on attribue à la méthode lors de la génération.</text:p>
            </text:list-item>
          </text:list>
        </text:list-item>
      </text:list>
      <text:p text:style-name="P1">Concernant les méthodes, il n'y a que des constructeurs, getters et setters.</text:p>
      <text:p text:style-name="P1"/>
      <text:p text:style-name="Standard"><text:soft-page-break/><text:span text:style-name="T3">Concernant, la gestion de la table des classes, on a créé un attribut hérité « tds_classe » de type TDS et visible par tout les terminaux, cette TDS est initialisée dans la règle « PROGRAMME → ENTITES ». Dès qu'on rencontre la règle définissant une classe (IMPLEMENTATION → …), il faut créer l'INFOCLASSE et l'ajouter dans la tds, pour ça, on récupère la liste des attributs de la classe mère (SUPER^attributs), son INFOCLASSE (SUPER^iclasse_mere), son type (SUPER^classe_mere) et son nom si elle existe. La liste des attributs de la classe est initialisée à celle de la classe dont on hérite afin d'éviter la redéfinition d'attributs. On peut alors créer une INFOCLASSE et l'ajouter à la tds en lui joignant le nom de la classe. La tds_classe est alors envoyée aux méthodes « MET</text:span><text:span text:style-name="T4">H</text:span><text:span text:style-name="T3">ODES^tds_classe ».</text:span></text:p>
      <text:p text:style-name="P1">Les méthodes sont ajoutées au fur et à mesure qu'elles sont définies, ce qui permet à une méthode d'avoir accès aux informations de la classe dans laquelle elle est définie, ce qui inclut les méthodes définies avant elle. Leur ajout est similaire à celui des fonctions dans tds_fonction seulement là on utilise la méthode insérer d'INFOCLASSE décrite plus haut.</text:p>
      <text:p text:style-name="P1">Pour finir, un attribut synthétisé « stds_classe » de type TDS permet de faire « remonter » la TDS des classes modifiée pour la faire passer aux méthodes suivantes ou aux entités suivantes.</text:p>
      <text:p text:style-name="P1"/>
      <text:p text:style-name="P6"><text:span text:style-name="T6">La génération de code :</text:span></text:p>
      <text:p text:style-name="P7"><text:span text:style-name="T6">L'ajout de la notion de classes et d'instances a engendré <text:s/></text:span><text:span text:style-name="T7">quelques modifications au niveau du <text:s/></text:span><text:span text:style-name="T2">μ</text:span><text:span text:style-name="T7">OC : </text:span></text:p>
      <text:p text:style-name="P7"><text:span text:style-name="T7">- pour la règle F-&gt; ident ; : Avec l'ajout des attributs, on a maintenant a etendre notre recherche de variable en cas de méthode d'instance au attributs liés à la classe. Au cas la varible est un attribut de la classe, la génération de code va différer puiqu'on devra rechercher 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E Léger</meta:initial-creator>
    <meta:creation-date>2014-06-03T20:54:26</meta:creation-date>
    <dc:date>2014-06-04T11:36:51</dc:date>
    <dc:creator>'Oke Selove'</dc:creator>
    <meta:editing-duration>PT1H39M38S</meta:editing-duration>
    <meta:editing-cycles>4</meta:editing-cycles>
    <meta:generator>LibreOffice/4.0.4.2$Linux_X86_64 LibreOffice_project/400m0$Build-2</meta:generator>
    <meta:document-statistic meta:table-count="0" meta:image-count="0" meta:object-count="0" meta:page-count="2" meta:paragraph-count="20" meta:word-count="923" meta:character-count="5367" meta:non-whitespace-character-count="4466"/>
  </office:meta>
</office:document-meta>
</file>